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64000000C57AAB3059A06A264C.jpg" manifest:media-type="image/jpeg"/>
  <manifest:file-entry manifest:full-path="Pictures/10000000000000500000006390E9CC69F90ACC6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line-height="90%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P3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1.501cm" style:type="center"/>
          <style:tab-stop style:position="14.002cm" style:type="right"/>
        </style:tab-stops>
      </style:paragraph-properties>
    </style:style>
    <style:style style:name="P5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  <style:text-properties fo:font-size="9pt" fo:language="de" fo:country="DE" style:font-size-asian="9pt"/>
    </style:style>
    <style:style style:name="P6" style:family="paragraph" style:parent-style-name="Footer">
      <style:paragraph-properties fo:margin-left="0cm" fo:margin-right="-1.251cm" fo:line-height="90%" fo:text-indent="-1.501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P7" style:family="paragraph" style:parent-style-name="No_20_Spacing">
      <style:paragraph-properties fo:margin-left="1.27cm" fo:margin-right="0cm" fo:text-indent="0cm" style:auto-text-indent="false"/>
    </style:style>
    <style:style style:name="P8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nb" style:country-asian="NO" style:font-weight-asian="bold" style:font-name-complex="Times New Roman1" style:font-size-complex="10pt" style:font-style-complex="italic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nb" style:country-asian="NO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font-name-asian="Times New Roman1" style:font-size-asian="12pt" style:language-asian="nb" style:country-asian="NO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8.251cm"/>
          <style:tab-stop style:position="16.002cm" style:type="right"/>
        </style:tab-stops>
      </style:paragraph-properties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 style:master-page-name="First_20_Page">
      <style:paragraph-properties fo:margin-top="0cm" fo:margin-bottom="0cm" loext:contextual-spacing="false" fo:line-height="100%" style:page-number="auto">
        <style:tab-stops>
          <style:tab-stop style:position="8.502cm"/>
        </style:tab-stops>
      </style:paragraph-properties>
      <style:text-properties style:font-name="Times New Roman" fo:font-size="12pt" fo:font-weight="bold" style:font-name-asian="Times New Roman1" style:font-size-asian="12pt" style:language-asian="nb" style:country-asian="NO" style:font-weight-asian="bold" style:font-name-complex="Times New Roman1" style:font-size-complex="10pt"/>
    </style:style>
    <style:style style:name="P1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size="14pt" fo:font-weight="bold" style:font-name-asian="Calibri" style:font-size-asian="14pt" style:font-weight-asian="bold" style:font-name-complex="Times New Roman1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name-asian="Times New Roman1" style:font-size-asian="12pt" style:language-asian="nb" style:country-asian="NO" style:font-weight-asian="bold" style:font-name-complex="Times New Roman1" style:font-size-complex="10pt"/>
    </style:style>
    <style:style style:name="T3" style:family="text">
      <style:text-properties style:font-name="Times New Roman" fo:font-size="12pt" fo:font-weight="bold" style:font-name-asian="Times New Roman1" style:font-size-asian="12pt" style:language-asian="nb" style:country-asian="NO" style:font-weight-asian="bold" style:font-name-complex="Times New Roman1" style:font-size-complex="10pt" style:font-style-complex="italic"/>
    </style:style>
    <style:style style:name="T4" style:family="text">
      <style:text-properties style:font-name="Times New Roman" fo:font-size="12pt" style:font-name-asian="Times New Roman1" style:font-size-asian="12pt" style:language-asian="nb" style:country-asian="NO" style:font-name-complex="Times New Roman1" style:font-size-complex="10pt"/>
    </style:style>
    <style:style style:name="T5" style:family="text">
      <style:text-properties style:font-name="Times New Roman" fo:font-size="14pt" fo:font-weight="bold" style:font-name-asian="Calibri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Calibri" style:font-size-asian="14pt" style:font-weight-asian="bold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size-asian="14pt"/>
    </style:style>
    <style:style style:name="T9" style:family="text">
      <style:text-properties style:font-name="Times New Roman" fo:font-size="20pt" fo:font-weight="bold" style:font-size-asian="20pt" style:font-weight-asian="bold"/>
    </style:style>
    <style:style style:name="T10" style:family="text">
      <style:text-properties fo:color="#0000ff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fo:font-size="9pt" style:font-size-asian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language="en" fo:country="US" style:font-size-asian="9pt"/>
    </style:style>
    <style:style style:name="T15" style:family="text">
      <style:text-properties fo:font-size="9pt" fo:language="de" fo:country="DE" style:font-size-asian="9pt"/>
    </style:style>
    <style:style style:name="fr1" style:family="graphic" style:parent-style-name="Graphics">
      <style:graphic-properties fo:margin-left="0.318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5"><text:span text:style-name="T2"><text:tab/></text:span></text:p>
      <text:p text:style-name="P16"><text:span text:style-name="T3">Utlysningstekst</text:span></text:p>
      <text:p text:style-name="P9"/>
      <text:p text:style-name="P9"/>
      <text:p text:style-name="P9"/>
      <text:p text:style-name="P14"><text:span text:style-name="T5">LEDIGE STILLINGER</text:span></text:p>
      <text:p text:style-name="P14"><text:span text:style-name="T5">HELSE- OG OMSORGSAVDELINGEN</text:span></text:p>
      <text:p text:style-name="P12"/>
      <text:p text:style-name="P14"><text:span text:style-name="T5">Helsefagarbeider/hjelpepleier 14,08 % fast hver 3. helg</text:span></text:p>
      <text:p text:style-name="P14"><text:span text:style-name="T5">BPA 14,08 % fast, arb. hver 3. helg</text:span></text:p>
      <text:p text:style-name="P14"><text:span text:style-name="T5">BPA 14,08 % fast, arb. hver 3. helg</text:span></text:p>
      <text:p text:style-name="P14"><text:span text:style-name="T5">Kjøkkenassistent 13,6 % arb. hver 3. helg</text:span></text:p>
      <text:p text:style-name="P14"><text:span text:style-name="T5">Vaskeri 13.22 % fast</text:span></text:p>
      <text:p text:style-name="P10"/>
      <text:p text:style-name="P12"/>
      <text:p text:style-name="P14"><text:span text:style-name="T5">For nærmere opplysninger om stillinger, kontakt</text:span></text:p>
      <text:p text:style-name="P14"><text:span text:style-name="T5">Avdelingssykepleier Kjetil Sellæg, 74336354 / 45600449</text:span></text:p>
      <text:p text:style-name="P14"><text:span text:style-name="T5">Avdelingsleder Hugo Ingemar Hanssen, 74336353 / 99223758</text:span></text:p>
      <text:p text:style-name="P12"/>
      <text:p text:style-name="P14"><text:span text:style-name="T7">Felles for stillingene:</text:span></text:p>
      <text:p text:style-name="P14"><text:span text:style-name="T7">Søknadsfrist 27. desember</text:span></text:p>
      <text:p text:style-name="P14"><text:span text:style-name="T7">Søknad sendes elektronisk, </text:span></text:p>
      <text:p text:style-name="P14"><text:span text:style-name="T7">søknadsskjema finner du på Røyrvik kommunes hjemmeside. </text:span><text:a xlink:type="simple" xlink:href="http://www.royrvik.kommune.no" text:style-name="Standard" text:visited-style-name="Standard"><text:span text:style-name="T10">www.royrvik.kommune.no</text:span></text:a></text:p>
      <text:p text:style-name="P13"/>
      <text:p text:style-name="P14"><text:soft-page-break/><text:span text:style-name="T11">Ansettelse i henhold til gjeldende lovverk, reglement </text:span></text:p>
      <text:p text:style-name="P14"><text:span text:style-name="T11">og tariffavtale med 2 % innskudd i KLP. </text:span></text:p>
      <text:p text:style-name="P17"/>
      <text:p text:style-name="P14"><text:span text:style-name="T11">Personlig egnethet vil bli vektlagt.</text:span></text:p>
      <text:p text:style-name="P17"/>
      <text:p text:style-name="P14"><text:span text:style-name="T11">Tiltredelse: Snarest etter avtale</text:span></text:p>
      <text:p text:style-name="P17"/>
      <text:p text:style-name="P14"><text:span text:style-name="T7">Attester og vitnemål sendes ikke nå men tas med til evt. jobbintervju. </text:span></text:p>
      <text:p text:style-name="P14"><text:span text:style-name="T7">Søkerliste kan bli offentliggjort selv om søker ber om unntak jfr. off.loven § 25.</text:span></text:p>
      <text:p text:style-name="P12"/>
      <text:p text:style-name="P19"/>
      <text:p text:style-name="P19"/>
      <text:p text:style-name="P19"/>
      <text:p text:style-name="P7"><text:bookmark text:name="_GoBack"/><text:span text:style-name="T6">Healsoefaagebarkije/viehkiesåjhtere 14,08%, ihkuve barkoe jïh barkoe fïerhten gåalmeden hïeljen.</text:span></text:p>
      <text:p text:style-name="P14"><text:span text:style-name="T5"><text:tab/>BPA 14,08% , barkoe fïerhten gåalmeden hïeljen.</text:span></text:p>
      <text:p text:style-name="P14"><text:span text:style-name="T5"><text:tab/>BPA 14,08%, barkoeh fïerhten gåalmeden hïeljen.</text:span></text:p>
      <text:p text:style-name="P14"><text:span text:style-name="T5"><text:tab/>Tjöökeviehkie 13,6% barkoeh fïerhten gåalmeden hïeljen.</text:span></text:p>
      <text:p text:style-name="P14"><text:span text:style-name="T5"><text:tab/>Bïssemetjïehtjelisnie 13,22% ihkuve barkoe.</text:span></text:p>
      <text:p text:style-name="P12"/>
      <text:p text:style-name="P19"/>
      <text:p text:style-name="P12"/>
      <text:p text:style-name="P14"><text:span text:style-name="T5">Sïjhth jïjnjebh bïevnesh barkoej bïjre, bïeljelh:</text:span></text:p>
      <text:p text:style-name="P14"><text:span text:style-name="T5">Goevtesen åvtehkem, </text:span></text:p>
      <text:p text:style-name="P14"><text:span text:style-name="T5">Hugo Ingemar Hanssen, tel: 74 33 63 53, mob 99 22 37 58</text:span></text:p>
      <text:p text:style-name="P14"><text:span text:style-name="T5">Goevtesen skïemtjesåjhterem, Kjetil Sellæg , tel: 74 33 63 54.</text:span></text:p>
      <text:p text:style-name="P12"/>
      <text:p text:style-name="P14"><text:soft-page-break/><text:span text:style-name="T5">Dïhte mij lea seamma gaajhkh barkojne lea:</text:span></text:p>
      <text:p text:style-name="P14"><text:span text:style-name="T5">Minngemes syökemebiejjie lea jåvleasken 27 b..</text:span></text:p>
      <text:p text:style-name="P14"><text:span text:style-name="T5">Seedth elektronihkeles syökemem.</text:span></text:p>
      <text:p text:style-name="P14"><text:span text:style-name="T5">Syökemegoerem Raarvihken tjïelten hïejmebielesne gaavnh. </text:span></text:p>
      <text:p text:style-name="P14"><text:span text:style-name="T5">www.royrvik.kommune.no</text:span></text:p>
      <text:p text:style-name="P12"/>
      <text:p text:style-name="P14"><text:span text:style-name="T5">Barkoe laaki jïh vuekiej mietie, jïh tarif-latjkoe 2% KLP:sne.</text:span></text:p>
      <text:p text:style-name="P12"/>
      <text:p text:style-name="P14"><text:span text:style-name="T5">Vuartasjibie mejtie leah sjiehteles barkose</text:span></text:p>
      <text:p text:style-name="P12"/>
      <text:p text:style-name="P14"><text:span text:style-name="T5">Aalkoe: Dallegh, latjkebe dan bïjre.</text:span></text:p>
      <text:p text:style-name="P12"/>
      <text:p text:style-name="P14"><text:span text:style-name="T5">Aellieh <text:s/>vïhtesjimmide daelie seedth, menh dijph meatan jis barkoegoeredallese båatah. Syökemelæstoe maahta byjjes sjïdtedh, læjhkan mejtie syökije vaajtele tjeakosne dam utnedh. Vuartesjh, off.laake §25.</text:span></text:p>
      <text:p text:style-name="P12"/>
      <text:p text:style-name="P1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nb" fo:country="NO" style:letter-kerning="false" style:font-name-asian="Times New Roman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nb" fo:country="NO" style:letter-kerning="false" style:font-name-asian="Times New Roman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G Times" fo:font-family="'CG Time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G Times" fo:font-family="'CG Time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>
      <style:text-properties style:font-name="CG Times" fo:font-family="'CG Time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Bunntekst_20_Tegn" style:display-name="Bunntekst Tegn" style:family="text" style:parent-style-name="Default_20_Paragraph_20_Font">
      <style:text-properties style:font-name="CG Times" fo:font-family="'CG Time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2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MP3" style:family="paragraph" style:parent-style-name="Footer">
      <style:paragraph-properties fo:margin-left="0cm" fo:margin-right="-1.251cm" fo:line-height="90%" fo:text-indent="-1.501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MP4" style:family="paragraph" style:parent-style-name="Footer">
      <style:paragraph-properties fo:line-height="90%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MP5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1.501cm" style:type="center"/>
          <style:tab-stop style:position="14.002cm" style:type="right"/>
        </style:tab-stops>
      </style:paragraph-properties>
    </style:style>
    <style:style style:name="MP7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  <style:text-properties fo:font-size="9pt" fo:language="de" fo:country="DE" style:font-size-asian="9pt"/>
    </style:style>
    <style:style style:name="MT1" style:family="text">
      <style:text-properties style:font-name="Times New Roman" fo:font-size="20pt" fo:font-weight="bold" style:font-size-asian="20pt" style:font-weight-asian="bold"/>
    </style:style>
    <style:style style:name="MT2" style:family="text">
      <style:text-properties style:font-name="Times New Roman" fo:font-size="14pt" style:font-size-asian="14pt"/>
    </style:style>
    <style:style style:name="MT3" style:family="text">
      <style:text-properties fo:font-size="9pt" style:font-size-asian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en" fo:country="US" style:font-size-asian="9pt"/>
    </style:style>
    <style:style style:name="MT6" style:family="text">
      <style:text-properties fo:font-size="9pt" fo:language="de" fo:country="DE" style:font-size-asian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19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02cm" fo:margin-left="0cm" fo:margin-right="0cm" fo:margin-top="1.2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19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302cm" fo:margin-left="0cm" fo:margin-right="0cm" fo:margin-top="1.2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Side <text:page-number text:select-page="current">3</text:page-number><text:s/>av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Bilde 2" text:anchor-type="char" svg:x="0.011cm" svg:y="-0.03cm" svg:width="1.709cm" svg:height="2.117cm" draw:z-index="1"><draw:image xlink:href="Pictures/10000000000000500000006390E9CC69F90ACC61.jpg" xlink:type="simple" xlink:show="embed" xlink:actuate="onLoad" loext:mime-type="image/jpeg"/><svg:desc>Røyrvik-kommunevåpen-2009</svg:desc></draw:frame><text:span text:style-name="MT1"><text:tab/>Raarvihken Tjïelte/Røyrvik kommune</text:span><draw:frame draw:style-name="Mfr2" draw:name="Bilde 1" text:anchor-type="char" svg:y="0cm" svg:width="1.085cm" svg:height="2.117cm" draw:z-index="0"><draw:image xlink:href="Pictures/1000000000000064000000C57AAB3059A06A264C.jpg" xlink:type="simple" xlink:show="embed" xlink:actuate="onLoad" loext:mime-type="image/jpeg"/><svg:desc>Nasjonalpark-kommune-Røyrvi</svg:desc></draw:frame></text:p>
        <text:p text:style-name="MP2"><text:span text:style-name="MT2"><text:tab/>Sentraladministrasjonen</text:span></text:p>
        <text:p text:style-name="Header"/>
      </style:header>
      <style:footer>
        <text:p text:style-name="MP3"><text:span text:style-name="MT3"><text:tab/>Postadresse: <text:tab/>Sentralbord: <text:tab/>74 33 63 00 <text:tab/>Postgiro: <text:s/><text:tab/>7874.05.95244</text:span></text:p>
        <text:p text:style-name="MP4"><text:span text:style-name="MT4">Raarvihken Tjïelte/</text:span><text:span text:style-name="MT3"><text:tab/>Telefaks: <text:s/><text:tab/>73 33 63 01<text:tab/>Bankgiro: <text:tab/>4448.10.01606</text:span></text:p>
        <text:p text:style-name="MP4"><text:span text:style-name="MT4">Røyrvik kommune</text:span><text:span text:style-name="MT3"><text:tab/>Saksbehandler tlf:<text:tab/>74 33 63 00<text:tab/>Postgiro for skatt:<text:tab/>7855.05.17395</text:span></text:p>
        <text:p text:style-name="MP5"><text:span text:style-name="MT5">7898 Limingen</text:span><text:span text:style-name="MT6"><text:tab/><text:tab/>Org. nr:<text:tab/>NO 964 982 120</text:span></text:p>
        <text:p text:style-name="MP6"><text:span text:style-name="MT6">E-post: </text:span><text:a xlink:type="simple" xlink:href="mailto:postmottak@royrvik.kommune.no" text:style-name="Internet_20_link" text:visited-style-name="Visited_20_Internet_20_Link"><text:span text:style-name="MT6">postmottak@royrvik.kommune.no</text:span></text:a><text:span text:style-name="MT6"> <text:tab/>www.royrvik.kommune.no</text:span></text:p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.gunn.mikkelsen</meta:initial-creator>
    <dc:creator>anne.gunn.mikkelsen</dc:creator>
    <meta:editing-cycles>2</meta:editing-cycles>
    <meta:creation-date>2014-12-13T12:21:00</meta:creation-date>
    <dc:date>2014-12-13T12:21:00</dc:date>
    <meta:editing-duration>PT1M</meta:editing-duration>
    <meta:generator>LibreOffice/6.4.6.2$Linux_X86_64 LibreOffice_project/40$Build-2</meta:generator>
    <meta:document-statistic meta:table-count="0" meta:image-count="2" meta:object-count="0" meta:page-count="3" meta:paragraph-count="48" meta:word-count="302" meta:character-count="2279" meta:non-whitespace-character-count="1998"/>
    <meta:user-defined meta:name="AppVersion">14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97C0117" xlink:href=""/>
  </office:meta>
</office:document-meta>
</file>